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Files.indexDocs( IndexWriter writer , File fi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ndexFiles.main( String [ ] arg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IndexFiles.Index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